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2.407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2.3882in"/>
    </style:style>
    <style:style style:name="co5" style:family="table-column">
      <style:table-column-properties fo:break-before="auto" style:column-width="5.1862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00a933" style:font-name="Ubuntu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bb" style:font-name="Ubuntu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4"/>
        <table:table-row table:style-name="ro1"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Problem Name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Cursed Technique</text:p>
          </table:table-cell>
          <table:table-cell table:style-name="ce3" office:value-type="string" calcext:value-type="string">
            <text:p>Problem link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Find 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2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Getting Poin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problemset/problem/190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orming Triang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fix sum + Math</text:p>
          </table:table-cell>
          <table:table-cell office:value-type="string" calcext:value-type="string">
            <text:p>https://codeforces.com/problemset/problem/192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A_Balanced Problems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925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hree Activiti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Brute force</text:p>
          </table:table-cell>
          <table:table-cell office:value-type="string" calcext:value-type="string">
            <text:p>https://codeforces.com/contest/1914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Ques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1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2. Game with Marbels (Hard Version)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914/problem/E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ock and Lev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t mask</text:p>
          </table:table-cell>
          <table:table-cell office:value-type="string" calcext:value-type="string">
            <text:p>https://codeforces.com/problemset/problem/1420/B</text:p>
          </table:table-cell>
          <table:table-cell office:value-type="string" calcext:value-type="string">
            <text:p>Same last bit er 2 ta number er &amp; xor er cheye boro ho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Cat Cyc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48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 arrays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Number Theory (Mod)</text:p>
          </table:table-cell>
          <table:table-cell office:value-type="string" calcext:value-type="string">
            <text:p>https://codeforces.com/problemset/problem/149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lip the bi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+ Prefix sum</text:p>
          </table:table-cell>
          <table:table-cell office:value-type="string" calcext:value-type="string">
            <text:p>https://codeforces.com/problemset/problem/1504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Scuz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74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Binary Deque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Prefix sum + Two pointer</text:p>
          </table:table-cell>
          <table:table-cell office:value-type="string" calcext:value-type="string">
            <text:p>https://codeforces.com/problemset/problem/169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Coprime</text:p>
          </table:table-cell>
          <table:table-cell office:value-type="float" office:value="1100" calcext:value-type="float">
            <text:p>1100</text:p>
          </table:table-cell>
          <table:table-cell table:style-name="ce7" office:value-type="string" calcext:value-type="string">
            <text:p>Number Theory + Bruteforce</text:p>
          </table:table-cell>
          <table:table-cell office:value-type="string" calcext:value-type="string">
            <text:p>https://codeforces.com/contest/1742/problem/D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air of topic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32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A-B-C Sort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67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uble sor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https://codeforces.com/contest/1681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urtle Tenacity: Continual Mo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contest/1933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enalt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55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lus Minus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872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Equal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928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Young Explo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355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A. Jellyfish and Gam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Game</text:p>
          </table:table-cell>
          <table:table-cell office:value-type="string" calcext:value-type="string">
            <text:p>https://codeforces.com/contest/1874/problem/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emoving Smallest Multiples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Seive Concept</text:p>
          </table:table-cell>
          <table:table-cell office:value-type="string" calcext:value-type="string">
            <text:p>https://codeforces.com/contest/1734/problem/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A. Split the Multise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<text:a xlink:href="https://codeforces.com/contest/1988/problem/A" xlink:type="simple">https://codeforces.com/contest/1988/problem/A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ake Majority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988/problem/B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C. Increasing Sequence with Fixed OR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Bitmask + Constructive Algorithm</text:p>
          </table:table-cell>
          <table:table-cell office:value-type="string" calcext:value-type="string">
            <text:p><text:a xlink:href="https://codeforces.com/contest/1988/problem/C" xlink:type="simple">https://codeforces.com/contest/1988/problem/C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Training Before the Olympi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nstructive Algorithm + Prefix sum</text:p>
          </table:table-cell>
          <table:table-cell office:value-type="string" calcext:value-type="string">
            <text:p>https://codeforces.com/problemset/problem/1916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Super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table:style-name="ce8" office:value-type="string" calcext:value-type="string">
            <text:p>https://codeforces.com/problemset/problem/1822/D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elete two elemen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 + Map</text:p>
          </table:table-cell>
          <table:table-cell office:value-type="string" calcext:value-type="string">
            <text:p>https://codeforces.com/contest/1598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ibonaccharsi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https://codeforces.com/contest/1853/problem/B</text:p>
          </table:table-cell>
          <table:table-cell table:style-name="Default" office:value-type="string" calcext:value-type="string">
            <text:p>##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ntrust valu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832/problem/C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tand-up Comedia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 + Math</text:p>
          </table:table-cell>
          <table:table-cell office:value-type="string" calcext:value-type="string">
            <text:p>https://codeforces.com/contest/1792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Vika and the Bridge</text:p>
          </table:table-cell>
          <table:table-cell office:value-type="float" office:value="1200" calcext:value-type="float">
            <text:p>1200</text:p>
          </table:table-cell>
          <table:table-cell table:style-name="ce7" office:value-type="string" calcext:value-type="string">
            <text:p>Sorting + Constructive Algorithm</text:p>
          </table:table-cell>
          <table:table-cell office:value-type="string" calcext:value-type="string">
            <text:p>https://codeforces.com/problemset/problem/1848/B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ra and Searc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wo pointer + Constructive Algorithm</text:p>
          </table:table-cell>
          <table:table-cell office:value-type="string" calcext:value-type="string">
            <text:p>https://codeforces.com/problemset/problem/179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Mirror Gri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text:s/></text:p>
          </table:table-cell>
          <table:table-cell office:value-type="string" calcext:value-type="string">
            <text:p>https://codeforces.com/problemset/problem/1703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ndrew and ston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163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Swap gam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ttps://codeforces.com/problemset/problem/174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5" office:value-type="string" calcext:value-type="string">
            <text:p>D. Find the Different Ones!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fix sum + Queries</text:p>
          </table:table-cell>
          <table:table-cell office:value-type="string" calcext:value-type="string">
            <text:p>https://codeforces.com/problemset/problem/1927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Romantic Glasses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Prefix sum + Map</text:p>
          </table:table-cell>
          <table:table-cell office:value-type="string" calcext:value-type="string">
            <text:p>https://codeforces.com/problemset/problem/1915/E</text:p>
          </table:table-cell>
          <table:table-cell office:value-type="string" calcext:value-type="string">
            <text:p>Yt *** 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articles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44/C</text:p>
          </table:table-cell>
          <table:table-cell office:value-type="string" calcext:value-type="string">
            <text:p>Yt *** 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everse Binary str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437/B</text:p>
          </table:table-cell>
          <table:table-cell office:value-type="string" calcext:value-type="string">
            <text:p>Yt <text:s text:c="2"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Build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 + Constructive Algorithm</text:p>
          </table:table-cell>
          <table:table-cell office:value-type="string" calcext:value-type="string">
            <text:p>https://codeforces.com/problemset/problem/171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ES</text:p>
          </table:table-cell>
          <table:table-cell office:value-type="string" calcext:value-type="string">
            <text:p>Sum of Divisors</text:p>
          </table:table-cell>
          <table:table-cell/>
          <table:table-cell office:value-type="string" calcext:value-type="string">
            <text:p>Number Theory </text:p>
          </table:table-cell>
          <table:table-cell office:value-type="string" calcext:value-type="string">
            <text:p>https://cses.fi/problemset/task/1082</text:p>
          </table:table-cell>
          <table:table-cell office:value-type="string" calcext:value-type="string">
            <text:p>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Goo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385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Divide and Equalize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81/D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We are both Children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50/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mmon Devisors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GCD + Divisors</text:p>
          </table:table-cell>
          <table:table-cell office:value-type="string" calcext:value-type="string">
            <text:p>https://codeforces.com/contest/120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visors Chai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itmask <text:s/></text:p>
          </table:table-cell>
          <table:table-cell office:value-type="string" calcext:value-type="string">
            <text:p>https://codeforces.com/contest/1864/problem/C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tching Numbe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788/C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10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Greetings ***</text:p>
          </table:table-cell>
          <table:table-cell office:value-type="float" office:value="1500" calcext:value-type="float">
            <text:p>1500</text:p>
          </table:table-cell>
          <table:table-cell table:style-name="ce7" office:value-type="string" calcext:value-type="string">
            <text:p>Sorting + Divide and Conquer</text:p>
          </table:table-cell>
          <table:table-cell office:value-type="string" calcext:value-type="string">
            <text:p>https://codeforces.com/contest/1915/problem/F</text:p>
          </table:table-cell>
          <table:table-cell office:value-type="string" calcext:value-type="string">
            <text:p>Yt ***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ame with Multiset **</text:p>
          </table:table-cell>
          <table:table-cell office:value-type="float" office:value="1300" calcext:value-type="float">
            <text:p>1300</text:p>
          </table:table-cell>
          <table:table-cell table:style-name="ce7" office:value-type="string" calcext:value-type="string">
            <text:p>Bitmask **</text:p>
          </table:table-cell>
          <table:table-cell office:value-type="string" calcext:value-type="string">
            <text:p>https://codeforces.com/problemset/problem/1913/C</text:p>
          </table:table-cell>
          <table:table-cell office:value-type="string" calcext:value-type="string">
            <text:p>Hi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Vertical Paths</text:p>
          </table:table-cell>
          <table:table-cell office:value-type="float" office:value="1300" calcext:value-type="float">
            <text:p>1300</text:p>
          </table:table-cell>
          <table:table-cell table:style-name="ce11" office:value-type="string" calcext:value-type="string">
            <text:p>Graph</text:p>
          </table:table-cell>
          <table:table-cell office:value-type="string" calcext:value-type="string">
            <text:p>https://codeforces.com/problemset/problem/1675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et an Even String</text:p>
          </table:table-cell>
          <table:table-cell office:value-type="float" office:value="1300" calcext:value-type="float">
            <text:p>1300</text:p>
          </table:table-cell>
          <table:table-cell table:style-name="ce10" office:value-type="string" calcext:value-type="string">
            <text:p>String + Greedy</text:p>
          </table:table-cell>
          <table:table-cell office:value-type="string" calcext:value-type="string">
            <text:p>https://codeforces.com/contest/1660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Pleasents Pai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eive Concept</text:p>
          </table:table-cell>
          <table:table-cell office:value-type="string" calcext:value-type="string">
            <text:p>https://codeforces.com/problemset/problem/1541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fferential Sort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 + Greedy</text:p>
          </table:table-cell>
          <table:table-cell office:value-type="string" calcext:value-type="string">
            <text:p>https://codeforces.com/problemset/problem/1635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Blue – Red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problemset/problem/1607/D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umor</text:p>
          </table:table-cell>
          <table:table-cell office:value-type="float" office:value="1300" calcext:value-type="float">
            <text:p>1300</text:p>
          </table:table-cell>
          <table:table-cell table:style-name="ce11" office:value-type="string" calcext:value-type="string">
            <text:p>Graph</text:p>
          </table:table-cell>
          <table:table-cell office:value-type="string" calcext:value-type="string">
            <text:p>https://codeforces.com/contest/89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Little Alawn’s Puzzle</text:p>
          </table:table-cell>
          <table:table-cell office:value-type="float" office:value="1300" calcext:value-type="float">
            <text:p>1300</text:p>
          </table:table-cell>
          <table:table-cell table:style-name="ce11" office:value-type="string" calcext:value-type="string">
            <text:p>Graph</text:p>
          </table:table-cell>
          <table:table-cell office:value-type="string" calcext:value-type="string">
            <text:p>https://codeforces.com/contest/153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ets Un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882/problem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odeforces</text:p>
          </table:table-cell>
          <table:table-cell table:style-name="ce5" office:value-type="string" calcext:value-type="string">
            <text:p>C. Jatayu’s Balanced Bracket 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tack + Graph + DFS</text:p>
          </table:table-cell>
          <table:table-cell office:value-type="string" calcext:value-type="string">
            <text:p>https://codeforces.com/problemset/problem/1726/C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Obtain two zer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260/problem/B</text:p>
          </table:table-cell>
          <table:table-cell office:value-type="string" calcext:value-type="string">
            <text:p>Hint yt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365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EX Repeti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mplementation + Math</text:p>
          </table:table-cell>
          <table:table-cell office:value-type="string" calcext:value-type="string">
            <text:p>https://codeforces.com/problemset/problem/1863/C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ubtraction Operation</text:p>
          </table:table-cell>
          <table:table-cell office:value-type="float" office:value="1100" calcext:value-type="float">
            <text:p>1100</text:p>
          </table:table-cell>
          <table:table-cell table:style-name="ce7" office:value-type="string" calcext:value-type="string">
            <text:p>Basic Observation</text:p>
          </table:table-cell>
          <table:table-cell office:value-type="string" calcext:value-type="string">
            <text:p>https://codeforces.com/problemset/problem/1656/B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You Are So Beautifu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ttps://codeforces.com/problemset/problem/1883/F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odeforces</text:p>
          </table:table-cell>
          <table:table-cell table:style-name="ce9" office:value-type="string" calcext:value-type="string">
            <text:p>H1. Maximize the Largest Component (Easy Version)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ttps://codeforces.com/contest/1985/problem/H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lmost All multipl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Greedy + Number Theory</text:p>
          </table:table-cell>
          <table:table-cell office:value-type="string" calcext:value-type="string">
            <text:p>https://codeforces.com/problemset/problem/1758/C</text:p>
          </table:table-cell>
          <table:table-cell office:value-type="string" calcext:value-type="string">
            <text:p>Solution</text:p>
          </table:table-cell>
          <table:table-cell table:number-columns-repeated="16378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12:31:25.429112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8:50:46.227037795</meta:creation-date>
    <dc:date>2024-09-15T12:32:08.158529431</dc:date>
    <meta:editing-duration>PT6H40M50S</meta:editing-duration>
    <meta:editing-cycles>96</meta:editing-cycles>
    <meta:generator>LibreOffice/24.2.5.2$Linux_X86_64 LibreOffice_project/420$Build-2</meta:generator>
    <meta:document-statistic meta:table-count="1" meta:cell-count="374" meta:object-count="0"/>
  </office:meta>
</office:document-meta>
</file>